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 office:version="1.2">
  <office:automatic-styles/>
  <office:body>
    <office:spreadsheet>
      <table:table table:name="DataSheet">
        <table:table-row>
          <table:table-cell office:value-type="string">
            <text:p>e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ry_e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hide_window</text:p>
          </table:table-cell>
          <table:table-cell office:value-type="string">
            <text:p>is_triggered_only</text:p>
          </table:table-cell>
          <table:table-cell office:value-type="string">
            <text:p>immedi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hide_window</text:p>
          </table:table-cell>
          <table:table-cell office:value-type="string">
            <text:p>is_triggered_only</text:p>
          </table:table-cell>
          <table:table-cell office:value-type="string">
            <text:p>trigger</text:p>
          </table:table-cell>
          <table:table-cell office:value-type="string">
            <text:p>immedi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modifier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ry_event</text:p>
          </table:table-cell>
          <table:table-cell office:value-type="string">
            <text:p/>
          </table:table-cell>
          <table:table-cell office:value-type="string">
            <text:p>add_modifier</text:p>
          </table:table-cell>
          <table:table-cell office:value-type="string">
            <text:p/>
          </table:table-cell>
          <table:table-cell office:value-type="string">
            <text:p>set_country_flag</text:p>
          </table:table-cell>
          <table:table-cell office:value-type="string">
            <text:p>remove_modifier</text:p>
          </table:table-cell>
          <table:table-cell office:value-type="string">
            <text:p>remove_countr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add_modifier</text:p>
          </table:table-cell>
          <table:table-cell office:value-type="string">
            <text:p/>
          </table:table-cell>
          <table:table-cell office:value-type="string">
            <text:p>remove_modifier</text:p>
          </table:table-cell>
          <table:table-cell office:value-type="string">
            <text:p>country_even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untry_type</text:p>
          </table:table-cell>
          <table:table-cell office:value-type="string">
            <text:p>has_country_flag</text:p>
          </table:table-cell>
          <table:table-cell office:value-type="string">
            <text:p>is_subject</text:p>
          </table:table-cell>
          <table:table-cell office:value-type="string">
            <text:p>NOT</text:p>
          </table:table-cell>
          <table:table-cell office:value-type="string">
            <text:p>OCCNUM</text:p>
          </table:table-cell>
          <table:table-cell office:value-type="string">
            <text:p>id</text:p>
          </table:table-cell>
          <table:table-cell office:value-type="string">
            <text:p>modifier</text:p>
          </table:table-cell>
          <table:table-cell office:value-type="string">
            <text:p>da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>days</text:p>
          </table:table-cell>
          <table:table-cell office:value-type="string">
            <text:p/>
          </table:table-cell>
          <table:table-cell office:value-type="string">
            <text:p>i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efault</text:p>
          </table:table-cell>
          <table:table-cell office:value-type="string">
            <text:p>has_fleetcap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fleetcap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leetcap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fleetcap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fleetcap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fleetcap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fleetcap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fleetcap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fleetcap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fleetcap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fleetcap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fleetcap.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fleetcap.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fleetcap.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fleetcap.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fleetcap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fleetcap.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fleetcap.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fleetcap.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fleetcap.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fleetcap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fleetcap.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fleetcap.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fleetcap.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fleetcap.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fleetcap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fleetcap.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fleetcap.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fleetcap.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fleetcap.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fleetcap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fleetcap.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</text:p>
          </table:table-cell>
          <table:table-cell office:value-type="string">
            <text:p/>
          </table:table-cell>
          <table:table-cell office:value-type="string">
            <text:p>{ num_pops &gt;50 }</text:p>
          </table:table-cell>
          <table:table-cell office:value-type="string">
            <text:p>"fleetcap_modifier2"</text:p>
          </table:table-cell>
          <table:table-cell office:value-type="string">
            <text:p>-1</text:p>
          </table:table-cell>
          <table:table-cell office:value-type="string">
            <text:p>"fleetcap_modifier1"</text:p>
          </table:table-cell>
          <table:table-cell office:value-type="string">
            <text:p>fleetcap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</text:p>
          </table:table-cell>
          <table:table-cell office:value-type="string">
            <text:p>OCC0</text:p>
          </table:table-cell>
          <table:table-cell office:value-type="string">
            <text:p>{ num_pops &gt;100 }</text:p>
          </table:table-cell>
          <table:table-cell office:value-type="string">
            <text:p>"fleetcap_modifier3"</text:p>
          </table:table-cell>
          <table:table-cell office:value-type="string">
            <text:p>-1</text:p>
          </table:table-cell>
          <table:table-cell office:value-type="string">
            <text:p>"fleetcap_modifier2"</text:p>
          </table:table-cell>
          <table:table-cell office:value-type="string">
            <text:p>fleetcap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50 }</text:p>
          </table:table-cell>
          <table:table-cell office:value-type="string">
            <text:p>"fleetcap_modifier1"</text:p>
          </table:table-cell>
          <table:table-cell office:value-type="string">
            <text:p>-1</text:p>
          </table:table-cell>
          <table:table-cell office:value-type="string">
            <text:p>"fleetcap_modifier2"</text:p>
          </table:table-cell>
          <table:table-cell office:value-type="string">
            <text:p>fleetcap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3</text:p>
          </table:table-cell>
          <table:table-cell office:value-type="string">
            <text:p>OCC0</text:p>
          </table:table-cell>
          <table:table-cell office:value-type="string">
            <text:p>{ num_pops &gt;150 }</text:p>
          </table:table-cell>
          <table:table-cell office:value-type="string">
            <text:p>"fleetcap_modifier4"</text:p>
          </table:table-cell>
          <table:table-cell office:value-type="string">
            <text:p>-1</text:p>
          </table:table-cell>
          <table:table-cell office:value-type="string">
            <text:p>"fleetcap_modifier3"</text:p>
          </table:table-cell>
          <table:table-cell office:value-type="string">
            <text:p>fleetcap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00 }</text:p>
          </table:table-cell>
          <table:table-cell office:value-type="string">
            <text:p>"fleetcap_modifier2"</text:p>
          </table:table-cell>
          <table:table-cell office:value-type="string">
            <text:p>-1</text:p>
          </table:table-cell>
          <table:table-cell office:value-type="string">
            <text:p>"fleetcap_modifier3"</text:p>
          </table:table-cell>
          <table:table-cell office:value-type="string">
            <text:p>fleetcap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4</text:p>
          </table:table-cell>
          <table:table-cell office:value-type="string">
            <text:p>OCC0</text:p>
          </table:table-cell>
          <table:table-cell office:value-type="string">
            <text:p>{ num_pops &gt;200 }</text:p>
          </table:table-cell>
          <table:table-cell office:value-type="string">
            <text:p>"fleetcap_modifier5"</text:p>
          </table:table-cell>
          <table:table-cell office:value-type="string">
            <text:p>-1</text:p>
          </table:table-cell>
          <table:table-cell office:value-type="string">
            <text:p>"fleetcap_modifier4"</text:p>
          </table:table-cell>
          <table:table-cell office:value-type="string">
            <text:p>fleetcap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50 }</text:p>
          </table:table-cell>
          <table:table-cell office:value-type="string">
            <text:p>"fleetcap_modifier3"</text:p>
          </table:table-cell>
          <table:table-cell office:value-type="string">
            <text:p>-1</text:p>
          </table:table-cell>
          <table:table-cell office:value-type="string">
            <text:p>"fleetcap_modifier4"</text:p>
          </table:table-cell>
          <table:table-cell office:value-type="string">
            <text:p>fleetcap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5</text:p>
          </table:table-cell>
          <table:table-cell office:value-type="string">
            <text:p>OCC0</text:p>
          </table:table-cell>
          <table:table-cell office:value-type="string">
            <text:p>{ num_pops &gt;250 }</text:p>
          </table:table-cell>
          <table:table-cell office:value-type="string">
            <text:p>"fleetcap_modifier6"</text:p>
          </table:table-cell>
          <table:table-cell office:value-type="string">
            <text:p>-1</text:p>
          </table:table-cell>
          <table:table-cell office:value-type="string">
            <text:p>"fleetcap_modifier5"</text:p>
          </table:table-cell>
          <table:table-cell office:value-type="string">
            <text:p>fleetcap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200 }</text:p>
          </table:table-cell>
          <table:table-cell office:value-type="string">
            <text:p>"fleetcap_modifier4"</text:p>
          </table:table-cell>
          <table:table-cell office:value-type="string">
            <text:p>-1</text:p>
          </table:table-cell>
          <table:table-cell office:value-type="string">
            <text:p>"fleetcap_modifier5"</text:p>
          </table:table-cell>
          <table:table-cell office:value-type="string">
            <text:p>fleetcap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6</text:p>
          </table:table-cell>
          <table:table-cell office:value-type="string">
            <text:p>OCC0</text:p>
          </table:table-cell>
          <table:table-cell office:value-type="string">
            <text:p>{ num_pops &gt;300 }</text:p>
          </table:table-cell>
          <table:table-cell office:value-type="string">
            <text:p>"fleetcap_modifier7"</text:p>
          </table:table-cell>
          <table:table-cell office:value-type="string">
            <text:p>-1</text:p>
          </table:table-cell>
          <table:table-cell office:value-type="string">
            <text:p>"fleetcap_modifier6"</text:p>
          </table:table-cell>
          <table:table-cell office:value-type="string">
            <text:p>fleetcap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250 }</text:p>
          </table:table-cell>
          <table:table-cell office:value-type="string">
            <text:p>"fleetcap_modifier5"</text:p>
          </table:table-cell>
          <table:table-cell office:value-type="string">
            <text:p>-1</text:p>
          </table:table-cell>
          <table:table-cell office:value-type="string">
            <text:p>"fleetcap_modifier6"</text:p>
          </table:table-cell>
          <table:table-cell office:value-type="string">
            <text:p>fleetcap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7</text:p>
          </table:table-cell>
          <table:table-cell office:value-type="string">
            <text:p>OCC0</text:p>
          </table:table-cell>
          <table:table-cell office:value-type="string">
            <text:p>{ num_pops &gt;350 }</text:p>
          </table:table-cell>
          <table:table-cell office:value-type="string">
            <text:p>"fleetcap_modifier8"</text:p>
          </table:table-cell>
          <table:table-cell office:value-type="string">
            <text:p>-1</text:p>
          </table:table-cell>
          <table:table-cell office:value-type="string">
            <text:p>"fleetcap_modifier7"</text:p>
          </table:table-cell>
          <table:table-cell office:value-type="string">
            <text:p>fleetcap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300 }</text:p>
          </table:table-cell>
          <table:table-cell office:value-type="string">
            <text:p>"fleetcap_modifier6"</text:p>
          </table:table-cell>
          <table:table-cell office:value-type="string">
            <text:p>-1</text:p>
          </table:table-cell>
          <table:table-cell office:value-type="string">
            <text:p>"fleetcap_modifier7"</text:p>
          </table:table-cell>
          <table:table-cell office:value-type="string">
            <text:p>fleetcap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8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8</text:p>
          </table:table-cell>
          <table:table-cell office:value-type="string">
            <text:p>OCC0</text:p>
          </table:table-cell>
          <table:table-cell office:value-type="string">
            <text:p>{ num_pops &gt;400 }</text:p>
          </table:table-cell>
          <table:table-cell office:value-type="string">
            <text:p>"fleetcap_modifier9"</text:p>
          </table:table-cell>
          <table:table-cell office:value-type="string">
            <text:p>-1</text:p>
          </table:table-cell>
          <table:table-cell office:value-type="string">
            <text:p>"fleetcap_modifier8"</text:p>
          </table:table-cell>
          <table:table-cell office:value-type="string">
            <text:p>fleetcap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350 }</text:p>
          </table:table-cell>
          <table:table-cell office:value-type="string">
            <text:p>"fleetcap_modifier7"</text:p>
          </table:table-cell>
          <table:table-cell office:value-type="string">
            <text:p>-1</text:p>
          </table:table-cell>
          <table:table-cell office:value-type="string">
            <text:p>"fleetcap_modifier8"</text:p>
          </table:table-cell>
          <table:table-cell office:value-type="string">
            <text:p>fleetcap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9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9</text:p>
          </table:table-cell>
          <table:table-cell office:value-type="string">
            <text:p>OCC0</text:p>
          </table:table-cell>
          <table:table-cell office:value-type="string">
            <text:p>{ num_pops &gt;450 }</text:p>
          </table:table-cell>
          <table:table-cell office:value-type="string">
            <text:p>"fleetcap_modifier10"</text:p>
          </table:table-cell>
          <table:table-cell office:value-type="string">
            <text:p>-1</text:p>
          </table:table-cell>
          <table:table-cell office:value-type="string">
            <text:p>"fleetcap_modifier9"</text:p>
          </table:table-cell>
          <table:table-cell office:value-type="string">
            <text:p>fleetcap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400 }</text:p>
          </table:table-cell>
          <table:table-cell office:value-type="string">
            <text:p>"fleetcap_modifier8"</text:p>
          </table:table-cell>
          <table:table-cell office:value-type="string">
            <text:p>-1</text:p>
          </table:table-cell>
          <table:table-cell office:value-type="string">
            <text:p>"fleetcap_modifier9"</text:p>
          </table:table-cell>
          <table:table-cell office:value-type="string">
            <text:p>fleetcap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0</text:p>
          </table:table-cell>
          <table:table-cell office:value-type="string">
            <text:p>OCC0</text:p>
          </table:table-cell>
          <table:table-cell office:value-type="string">
            <text:p>{ num_pops &gt;500 }</text:p>
          </table:table-cell>
          <table:table-cell office:value-type="string">
            <text:p>"fleetcap_modifier11"</text:p>
          </table:table-cell>
          <table:table-cell office:value-type="string">
            <text:p>-1</text:p>
          </table:table-cell>
          <table:table-cell office:value-type="string">
            <text:p>"fleetcap_modifier10"</text:p>
          </table:table-cell>
          <table:table-cell office:value-type="string">
            <text:p>fleetcap.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450 }</text:p>
          </table:table-cell>
          <table:table-cell office:value-type="string">
            <text:p>"fleetcap_modifier9"</text:p>
          </table:table-cell>
          <table:table-cell office:value-type="string">
            <text:p>-1</text:p>
          </table:table-cell>
          <table:table-cell office:value-type="string">
            <text:p>"fleetcap_modifier10"</text:p>
          </table:table-cell>
          <table:table-cell office:value-type="string">
            <text:p>fleetcap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00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has_fleetcap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1"</text:p>
          </table:table-cell>
          <table:table-cell office:value-type="string">
            <text:p>-1</text:p>
          </table:table-cell>
          <table:table-cell office:value-type="string">
            <text:p>has_fleetcap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00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efault</text:p>
          </table:table-cell>
          <table:table-cell office:value-type="string">
            <text:p>has_fleetcap_modifier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1"</text:p>
          </table:table-cell>
          <table:table-cell office:value-type="string">
            <text:p>has_fleetcap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5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6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7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8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9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10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1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1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leetcap_modifier1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1</text:p>
          </table:table-cell>
          <table:table-cell office:value-type="string">
            <text:p>OCC0</text:p>
          </table:table-cell>
          <table:table-cell office:value-type="string">
            <text:p>{ num_pops &gt;550 }</text:p>
          </table:table-cell>
          <table:table-cell office:value-type="string">
            <text:p>"fleetcap_modifier12"</text:p>
          </table:table-cell>
          <table:table-cell office:value-type="string">
            <text:p>-1</text:p>
          </table:table-cell>
          <table:table-cell office:value-type="string">
            <text:p>"fleetcap_modifier11"</text:p>
          </table:table-cell>
          <table:table-cell office:value-type="string">
            <text:p>fleetcap.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500 }</text:p>
          </table:table-cell>
          <table:table-cell office:value-type="string">
            <text:p>"fleetcap_modifier10"</text:p>
          </table:table-cell>
          <table:table-cell office:value-type="string">
            <text:p>-1</text:p>
          </table:table-cell>
          <table:table-cell office:value-type="string">
            <text:p>"fleetcap_modifier11"</text:p>
          </table:table-cell>
          <table:table-cell office:value-type="string">
            <text:p>fleetcap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2</text:p>
          </table:table-cell>
          <table:table-cell office:value-type="string">
            <text:p>OCC0</text:p>
          </table:table-cell>
          <table:table-cell office:value-type="string">
            <text:p>{ num_pops &gt;600 }</text:p>
          </table:table-cell>
          <table:table-cell office:value-type="string">
            <text:p>"fleetcap_modifier13"</text:p>
          </table:table-cell>
          <table:table-cell office:value-type="string">
            <text:p>-1</text:p>
          </table:table-cell>
          <table:table-cell office:value-type="string">
            <text:p>"fleetcap_modifier12"</text:p>
          </table:table-cell>
          <table:table-cell office:value-type="string">
            <text:p>fleetcap.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550 }</text:p>
          </table:table-cell>
          <table:table-cell office:value-type="string">
            <text:p>"fleetcap_modifier11"</text:p>
          </table:table-cell>
          <table:table-cell office:value-type="string">
            <text:p>-1</text:p>
          </table:table-cell>
          <table:table-cell office:value-type="string">
            <text:p>"fleetcap_modifier12"</text:p>
          </table:table-cell>
          <table:table-cell office:value-type="string">
            <text:p>fleetcap.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3</text:p>
          </table:table-cell>
          <table:table-cell office:value-type="string">
            <text:p>OCC0</text:p>
          </table:table-cell>
          <table:table-cell office:value-type="string">
            <text:p>{ num_pops &gt;650 }</text:p>
          </table:table-cell>
          <table:table-cell office:value-type="string">
            <text:p>"fleetcap_modifier14"</text:p>
          </table:table-cell>
          <table:table-cell office:value-type="string">
            <text:p>-1</text:p>
          </table:table-cell>
          <table:table-cell office:value-type="string">
            <text:p>"fleetcap_modifier13"</text:p>
          </table:table-cell>
          <table:table-cell office:value-type="string">
            <text:p>fleetcap.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600 }</text:p>
          </table:table-cell>
          <table:table-cell office:value-type="string">
            <text:p>"fleetcap_modifier12"</text:p>
          </table:table-cell>
          <table:table-cell office:value-type="string">
            <text:p>-1</text:p>
          </table:table-cell>
          <table:table-cell office:value-type="string">
            <text:p>"fleetcap_modifier13"</text:p>
          </table:table-cell>
          <table:table-cell office:value-type="string">
            <text:p>fleetcap.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4</text:p>
          </table:table-cell>
          <table:table-cell office:value-type="string">
            <text:p>OCC0</text:p>
          </table:table-cell>
          <table:table-cell office:value-type="string">
            <text:p>{ num_pops &gt;700 }</text:p>
          </table:table-cell>
          <table:table-cell office:value-type="string">
            <text:p>"fleetcap_modifier15"</text:p>
          </table:table-cell>
          <table:table-cell office:value-type="string">
            <text:p>-1</text:p>
          </table:table-cell>
          <table:table-cell office:value-type="string">
            <text:p>"fleetcap_modifier14"</text:p>
          </table:table-cell>
          <table:table-cell office:value-type="string">
            <text:p>fleetcap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650 }</text:p>
          </table:table-cell>
          <table:table-cell office:value-type="string">
            <text:p>"fleetcap_modifier13"</text:p>
          </table:table-cell>
          <table:table-cell office:value-type="string">
            <text:p>-1</text:p>
          </table:table-cell>
          <table:table-cell office:value-type="string">
            <text:p>"fleetcap_modifier14"</text:p>
          </table:table-cell>
          <table:table-cell office:value-type="string">
            <text:p>fleetcap.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5</text:p>
          </table:table-cell>
          <table:table-cell office:value-type="string">
            <text:p>OCC0</text:p>
          </table:table-cell>
          <table:table-cell office:value-type="string">
            <text:p>{ num_pops &gt;750 }</text:p>
          </table:table-cell>
          <table:table-cell office:value-type="string">
            <text:p>"fleetcap_modifier16"</text:p>
          </table:table-cell>
          <table:table-cell office:value-type="string">
            <text:p>-1</text:p>
          </table:table-cell>
          <table:table-cell office:value-type="string">
            <text:p>"fleetcap_modifier15"</text:p>
          </table:table-cell>
          <table:table-cell office:value-type="string">
            <text:p>fleetcap.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700 }</text:p>
          </table:table-cell>
          <table:table-cell office:value-type="string">
            <text:p>"fleetcap_modifier14"</text:p>
          </table:table-cell>
          <table:table-cell office:value-type="string">
            <text:p>-1</text:p>
          </table:table-cell>
          <table:table-cell office:value-type="string">
            <text:p>"fleetcap_modifier15"</text:p>
          </table:table-cell>
          <table:table-cell office:value-type="string">
            <text:p>fleetcap.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6</text:p>
          </table:table-cell>
          <table:table-cell office:value-type="string">
            <text:p>OCC0</text:p>
          </table:table-cell>
          <table:table-cell office:value-type="string">
            <text:p>{ num_pops &gt;800 }</text:p>
          </table:table-cell>
          <table:table-cell office:value-type="string">
            <text:p>"fleetcap_modifier17"</text:p>
          </table:table-cell>
          <table:table-cell office:value-type="string">
            <text:p>-1</text:p>
          </table:table-cell>
          <table:table-cell office:value-type="string">
            <text:p>"fleetcap_modifier16"</text:p>
          </table:table-cell>
          <table:table-cell office:value-type="string">
            <text:p>fleetcap.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750 }</text:p>
          </table:table-cell>
          <table:table-cell office:value-type="string">
            <text:p>"fleetcap_modifier15"</text:p>
          </table:table-cell>
          <table:table-cell office:value-type="string">
            <text:p>-1</text:p>
          </table:table-cell>
          <table:table-cell office:value-type="string">
            <text:p>"fleetcap_modifier16"</text:p>
          </table:table-cell>
          <table:table-cell office:value-type="string">
            <text:p>fleetcap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7</text:p>
          </table:table-cell>
          <table:table-cell office:value-type="string">
            <text:p>OCC0</text:p>
          </table:table-cell>
          <table:table-cell office:value-type="string">
            <text:p>{ num_pops &gt;850 }</text:p>
          </table:table-cell>
          <table:table-cell office:value-type="string">
            <text:p>"fleetcap_modifier18"</text:p>
          </table:table-cell>
          <table:table-cell office:value-type="string">
            <text:p>-1</text:p>
          </table:table-cell>
          <table:table-cell office:value-type="string">
            <text:p>"fleetcap_modifier17"</text:p>
          </table:table-cell>
          <table:table-cell office:value-type="string">
            <text:p>fleetcap.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800 }</text:p>
          </table:table-cell>
          <table:table-cell office:value-type="string">
            <text:p>"fleetcap_modifier16"</text:p>
          </table:table-cell>
          <table:table-cell office:value-type="string">
            <text:p>-1</text:p>
          </table:table-cell>
          <table:table-cell office:value-type="string">
            <text:p>"fleetcap_modifier17"</text:p>
          </table:table-cell>
          <table:table-cell office:value-type="string">
            <text:p>fleetcap.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8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8</text:p>
          </table:table-cell>
          <table:table-cell office:value-type="string">
            <text:p>OCC0</text:p>
          </table:table-cell>
          <table:table-cell office:value-type="string">
            <text:p>{ num_pops &gt;900 }</text:p>
          </table:table-cell>
          <table:table-cell office:value-type="string">
            <text:p>"fleetcap_modifier19"</text:p>
          </table:table-cell>
          <table:table-cell office:value-type="string">
            <text:p>-1</text:p>
          </table:table-cell>
          <table:table-cell office:value-type="string">
            <text:p>"fleetcap_modifier18"</text:p>
          </table:table-cell>
          <table:table-cell office:value-type="string">
            <text:p>fleetcap.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850 }</text:p>
          </table:table-cell>
          <table:table-cell office:value-type="string">
            <text:p>"fleetcap_modifier17"</text:p>
          </table:table-cell>
          <table:table-cell office:value-type="string">
            <text:p>-1</text:p>
          </table:table-cell>
          <table:table-cell office:value-type="string">
            <text:p>"fleetcap_modifier18"</text:p>
          </table:table-cell>
          <table:table-cell office:value-type="string">
            <text:p>fleetcap.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19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19</text:p>
          </table:table-cell>
          <table:table-cell office:value-type="string">
            <text:p>OCC0</text:p>
          </table:table-cell>
          <table:table-cell office:value-type="string">
            <text:p>{ num_pops &gt;950 }</text:p>
          </table:table-cell>
          <table:table-cell office:value-type="string">
            <text:p>"fleetcap_modifier20"</text:p>
          </table:table-cell>
          <table:table-cell office:value-type="string">
            <text:p>-1</text:p>
          </table:table-cell>
          <table:table-cell office:value-type="string">
            <text:p>"fleetcap_modifier19"</text:p>
          </table:table-cell>
          <table:table-cell office:value-type="string">
            <text:p>fleetcap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900 }</text:p>
          </table:table-cell>
          <table:table-cell office:value-type="string">
            <text:p>"fleetcap_modifier18"</text:p>
          </table:table-cell>
          <table:table-cell office:value-type="string">
            <text:p>-1</text:p>
          </table:table-cell>
          <table:table-cell office:value-type="string">
            <text:p>"fleetcap_modifier19"</text:p>
          </table:table-cell>
          <table:table-cell office:value-type="string">
            <text:p>fleetcap.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0</text:p>
          </table:table-cell>
          <table:table-cell office:value-type="string">
            <text:p>OCC0</text:p>
          </table:table-cell>
          <table:table-cell office:value-type="string">
            <text:p>{ num_pops &gt;1000 }</text:p>
          </table:table-cell>
          <table:table-cell office:value-type="string">
            <text:p>"fleetcap_modifier21"</text:p>
          </table:table-cell>
          <table:table-cell office:value-type="string">
            <text:p>-1</text:p>
          </table:table-cell>
          <table:table-cell office:value-type="string">
            <text:p>"fleetcap_modifier20"</text:p>
          </table:table-cell>
          <table:table-cell office:value-type="string">
            <text:p>fleetcap.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950 }</text:p>
          </table:table-cell>
          <table:table-cell office:value-type="string">
            <text:p>"fleetcap_modifier19"</text:p>
          </table:table-cell>
          <table:table-cell office:value-type="string">
            <text:p>-1</text:p>
          </table:table-cell>
          <table:table-cell office:value-type="string">
            <text:p>"fleetcap_modifier20"</text:p>
          </table:table-cell>
          <table:table-cell office:value-type="string">
            <text:p>fleetcap.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1</text:p>
          </table:table-cell>
          <table:table-cell office:value-type="string">
            <text:p>OCC0</text:p>
          </table:table-cell>
          <table:table-cell office:value-type="string">
            <text:p>{ num_pops &gt;1050 }</text:p>
          </table:table-cell>
          <table:table-cell office:value-type="string">
            <text:p>"fleetcap_modifier22"</text:p>
          </table:table-cell>
          <table:table-cell office:value-type="string">
            <text:p>-1</text:p>
          </table:table-cell>
          <table:table-cell office:value-type="string">
            <text:p>"fleetcap_modifier21"</text:p>
          </table:table-cell>
          <table:table-cell office:value-type="string">
            <text:p>fleetcap.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000 }</text:p>
          </table:table-cell>
          <table:table-cell office:value-type="string">
            <text:p>"fleetcap_modifier20"</text:p>
          </table:table-cell>
          <table:table-cell office:value-type="string">
            <text:p>-1</text:p>
          </table:table-cell>
          <table:table-cell office:value-type="string">
            <text:p>"fleetcap_modifier21"</text:p>
          </table:table-cell>
          <table:table-cell office:value-type="string">
            <text:p>fleetcap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2</text:p>
          </table:table-cell>
          <table:table-cell office:value-type="string">
            <text:p>OCC0</text:p>
          </table:table-cell>
          <table:table-cell office:value-type="string">
            <text:p>{ num_pops &gt;1100 }</text:p>
          </table:table-cell>
          <table:table-cell office:value-type="string">
            <text:p>"fleetcap_modifier23"</text:p>
          </table:table-cell>
          <table:table-cell office:value-type="string">
            <text:p>-1</text:p>
          </table:table-cell>
          <table:table-cell office:value-type="string">
            <text:p>"fleetcap_modifier22"</text:p>
          </table:table-cell>
          <table:table-cell office:value-type="string">
            <text:p>fleetcap.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050 }</text:p>
          </table:table-cell>
          <table:table-cell office:value-type="string">
            <text:p>"fleetcap_modifier21"</text:p>
          </table:table-cell>
          <table:table-cell office:value-type="string">
            <text:p>-1</text:p>
          </table:table-cell>
          <table:table-cell office:value-type="string">
            <text:p>"fleetcap_modifier22"</text:p>
          </table:table-cell>
          <table:table-cell office:value-type="string">
            <text:p>fleetcap.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3</text:p>
          </table:table-cell>
          <table:table-cell office:value-type="string">
            <text:p>OCC0</text:p>
          </table:table-cell>
          <table:table-cell office:value-type="string">
            <text:p>{ num_pops &gt;1150 }</text:p>
          </table:table-cell>
          <table:table-cell office:value-type="string">
            <text:p>"fleetcap_modifier24"</text:p>
          </table:table-cell>
          <table:table-cell office:value-type="string">
            <text:p>-1</text:p>
          </table:table-cell>
          <table:table-cell office:value-type="string">
            <text:p>"fleetcap_modifier23"</text:p>
          </table:table-cell>
          <table:table-cell office:value-type="string">
            <text:p>fleetcap.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100 }</text:p>
          </table:table-cell>
          <table:table-cell office:value-type="string">
            <text:p>"fleetcap_modifier22"</text:p>
          </table:table-cell>
          <table:table-cell office:value-type="string">
            <text:p>-1</text:p>
          </table:table-cell>
          <table:table-cell office:value-type="string">
            <text:p>"fleetcap_modifier23"</text:p>
          </table:table-cell>
          <table:table-cell office:value-type="string">
            <text:p>fleetcap.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4</text:p>
          </table:table-cell>
          <table:table-cell office:value-type="string">
            <text:p>OCC0</text:p>
          </table:table-cell>
          <table:table-cell office:value-type="string">
            <text:p>{ num_pops &gt;1200 }</text:p>
          </table:table-cell>
          <table:table-cell office:value-type="string">
            <text:p>"fleetcap_modifier25"</text:p>
          </table:table-cell>
          <table:table-cell office:value-type="string">
            <text:p>-1</text:p>
          </table:table-cell>
          <table:table-cell office:value-type="string">
            <text:p>"fleetcap_modifier24"</text:p>
          </table:table-cell>
          <table:table-cell office:value-type="string">
            <text:p>fleetcap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150 }</text:p>
          </table:table-cell>
          <table:table-cell office:value-type="string">
            <text:p>"fleetcap_modifier23"</text:p>
          </table:table-cell>
          <table:table-cell office:value-type="string">
            <text:p>-1</text:p>
          </table:table-cell>
          <table:table-cell office:value-type="string">
            <text:p>"fleetcap_modifier24"</text:p>
          </table:table-cell>
          <table:table-cell office:value-type="string">
            <text:p>fleetcap.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5</text:p>
          </table:table-cell>
          <table:table-cell office:value-type="string">
            <text:p>OCC0</text:p>
          </table:table-cell>
          <table:table-cell office:value-type="string">
            <text:p>{ num_pops &gt;1250 }</text:p>
          </table:table-cell>
          <table:table-cell office:value-type="string">
            <text:p>"fleetcap_modifier26"</text:p>
          </table:table-cell>
          <table:table-cell office:value-type="string">
            <text:p>-1</text:p>
          </table:table-cell>
          <table:table-cell office:value-type="string">
            <text:p>"fleetcap_modifier25"</text:p>
          </table:table-cell>
          <table:table-cell office:value-type="string">
            <text:p>fleetcap.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200 }</text:p>
          </table:table-cell>
          <table:table-cell office:value-type="string">
            <text:p>"fleetcap_modifier24"</text:p>
          </table:table-cell>
          <table:table-cell office:value-type="string">
            <text:p>-1</text:p>
          </table:table-cell>
          <table:table-cell office:value-type="string">
            <text:p>"fleetcap_modifier25"</text:p>
          </table:table-cell>
          <table:table-cell office:value-type="string">
            <text:p>fleetcap.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6</text:p>
          </table:table-cell>
          <table:table-cell office:value-type="string">
            <text:p>OCC0</text:p>
          </table:table-cell>
          <table:table-cell office:value-type="string">
            <text:p>{ num_pops &gt;1300 }</text:p>
          </table:table-cell>
          <table:table-cell office:value-type="string">
            <text:p>"fleetcap_modifier27"</text:p>
          </table:table-cell>
          <table:table-cell office:value-type="string">
            <text:p>-1</text:p>
          </table:table-cell>
          <table:table-cell office:value-type="string">
            <text:p>"fleetcap_modifier26"</text:p>
          </table:table-cell>
          <table:table-cell office:value-type="string">
            <text:p>fleetcap.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250 }</text:p>
          </table:table-cell>
          <table:table-cell office:value-type="string">
            <text:p>"fleetcap_modifier25"</text:p>
          </table:table-cell>
          <table:table-cell office:value-type="string">
            <text:p>-1</text:p>
          </table:table-cell>
          <table:table-cell office:value-type="string">
            <text:p>"fleetcap_modifier26"</text:p>
          </table:table-cell>
          <table:table-cell office:value-type="string">
            <text:p>fleetcap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7</text:p>
          </table:table-cell>
          <table:table-cell office:value-type="string">
            <text:p>OCC0</text:p>
          </table:table-cell>
          <table:table-cell office:value-type="string">
            <text:p>{ num_pops &gt;1350 }</text:p>
          </table:table-cell>
          <table:table-cell office:value-type="string">
            <text:p>"fleetcap_modifier28"</text:p>
          </table:table-cell>
          <table:table-cell office:value-type="string">
            <text:p>-1</text:p>
          </table:table-cell>
          <table:table-cell office:value-type="string">
            <text:p>"fleetcap_modifier27"</text:p>
          </table:table-cell>
          <table:table-cell office:value-type="string">
            <text:p>fleetcap.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300 }</text:p>
          </table:table-cell>
          <table:table-cell office:value-type="string">
            <text:p>"fleetcap_modifier26"</text:p>
          </table:table-cell>
          <table:table-cell office:value-type="string">
            <text:p>-1</text:p>
          </table:table-cell>
          <table:table-cell office:value-type="string">
            <text:p>"fleetcap_modifier27"</text:p>
          </table:table-cell>
          <table:table-cell office:value-type="string">
            <text:p>fleetcap.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8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8</text:p>
          </table:table-cell>
          <table:table-cell office:value-type="string">
            <text:p>OCC0</text:p>
          </table:table-cell>
          <table:table-cell office:value-type="string">
            <text:p>{ num_pops &gt;1400 }</text:p>
          </table:table-cell>
          <table:table-cell office:value-type="string">
            <text:p>"fleetcap_modifier29"</text:p>
          </table:table-cell>
          <table:table-cell office:value-type="string">
            <text:p>-1</text:p>
          </table:table-cell>
          <table:table-cell office:value-type="string">
            <text:p>"fleetcap_modifier28"</text:p>
          </table:table-cell>
          <table:table-cell office:value-type="string">
            <text:p>fleetcap.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350 }</text:p>
          </table:table-cell>
          <table:table-cell office:value-type="string">
            <text:p>"fleetcap_modifier27"</text:p>
          </table:table-cell>
          <table:table-cell office:value-type="string">
            <text:p>-1</text:p>
          </table:table-cell>
          <table:table-cell office:value-type="string">
            <text:p>"fleetcap_modifier28"</text:p>
          </table:table-cell>
          <table:table-cell office:value-type="string">
            <text:p>fleetcap.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29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29</text:p>
          </table:table-cell>
          <table:table-cell office:value-type="string">
            <text:p>OCC0</text:p>
          </table:table-cell>
          <table:table-cell office:value-type="string">
            <text:p>{ num_pops &gt;1450 }</text:p>
          </table:table-cell>
          <table:table-cell office:value-type="string">
            <text:p>"fleetcap_modifier30"</text:p>
          </table:table-cell>
          <table:table-cell office:value-type="string">
            <text:p>-1</text:p>
          </table:table-cell>
          <table:table-cell office:value-type="string">
            <text:p>"fleetcap_modifier29"</text:p>
          </table:table-cell>
          <table:table-cell office:value-type="string">
            <text:p>fleetcap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400 }</text:p>
          </table:table-cell>
          <table:table-cell office:value-type="string">
            <text:p>"fleetcap_modifier28"</text:p>
          </table:table-cell>
          <table:table-cell office:value-type="string">
            <text:p>-1</text:p>
          </table:table-cell>
          <table:table-cell office:value-type="string">
            <text:p>"fleetcap_modifier29"</text:p>
          </table:table-cell>
          <table:table-cell office:value-type="string">
            <text:p>fleetcap.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3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30</text:p>
          </table:table-cell>
          <table:table-cell office:value-type="string">
            <text:p>OCC0</text:p>
          </table:table-cell>
          <table:table-cell office:value-type="string">
            <text:p>{ num_pops &gt;1500 }</text:p>
          </table:table-cell>
          <table:table-cell office:value-type="string">
            <text:p>"fleetcap_modifier31"</text:p>
          </table:table-cell>
          <table:table-cell office:value-type="string">
            <text:p>-1</text:p>
          </table:table-cell>
          <table:table-cell office:value-type="string">
            <text:p>"fleetcap_modifier30"</text:p>
          </table:table-cell>
          <table:table-cell office:value-type="string">
            <text:p>fleetcap.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{ num_pops &lt;1450 }</text:p>
          </table:table-cell>
          <table:table-cell office:value-type="string">
            <text:p>"fleetcap_modifier29"</text:p>
          </table:table-cell>
          <table:table-cell office:value-type="string">
            <text:p>-1</text:p>
          </table:table-cell>
          <table:table-cell office:value-type="string">
            <text:p>"fleetcap_modifier30"</text:p>
          </table:table-cell>
          <table:table-cell office:value-type="string">
            <text:p>fleetcap.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cap.3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fleetcap_modifier31</text:p>
          </table:table-cell>
          <table:table-cell office:value-type="string">
            <text:p/>
          </table:table-cell>
          <table:table-cell office:value-type="string">
            <text:p>{ num_pops &lt;1500 }</text:p>
          </table:table-cell>
          <table:table-cell office:value-type="string">
            <text:p>"fleetcap_modifier30"</text:p>
          </table:table-cell>
          <table:table-cell office:value-type="string">
            <text:p>-1</text:p>
          </table:table-cell>
          <table:table-cell office:value-type="string">
            <text:p>"fleetcap_modifier31"</text:p>
          </table:table-cell>
          <table:table-cell office:value-type="string">
            <text:p>fleetcap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 office:version="1.2">
  <office:meta>
    <meta:generator>ODFPY/1.3.5</meta:generator>
  </office:meta>
</office:document-meta>
</file>